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1.552cm"/>
    </style:style>
    <style:style style:name="gr2" style:family="graphic" style:parent-style-name="standard">
      <style:graphic-properties draw:textarea-horizontal-align="justify" draw:textarea-vertical-align="middle" draw:auto-grow-height="false" fo:min-height="2.45cm" fo:min-width="2.2cm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1.075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1.3cm"/>
    </style:style>
    <style:style style:name="gr5" style:family="graphic" style:parent-style-name="standard">
      <style:graphic-properties draw:textarea-horizontal-align="justify" draw:textarea-vertical-align="middle" draw:auto-grow-height="false" fo:min-height="0.8cm" fo:min-width="0.05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2.9cm" svg:height="2.8cm" svg:x="2cm" svg:y="1.6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cm" svg:height="2.7cm" svg:x="7.2cm" svg:y="1.8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2cm" svg:x="5.2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12.3cm" svg:y="1.8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2cm" svg:x="10.3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17.4cm" svg:y="1.8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2cm" svg:x="15.4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22.5cm" svg:y="1.8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2cm" svg:x="20.5cm" svg:y="2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2.9cm" svg:height="2.8cm" svg:x="23.3cm" svg:y="11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7cm" svg:height="2.7cm" svg:x="2.6cm" svg:y="11.2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2cm" svg:x="21.2cm" svg:y="11.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7.7cm" svg:y="11.2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2cm" svg:x="5.7cm" svg:y="11.9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12.8cm" svg:y="11.2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2cm" svg:x="10.8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17.9cm" svg:y="11.2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cm" svg:height="1.2cm" svg:x="15.9cm" svg:y="11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2.6cm" svg:y="6.5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cm" svg:height="2.7cm" svg:x="7.6cm" svg:y="6.5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2cm" svg:x="5.6cm" svg:y="7.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12.6cm" svg:y="6.5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2cm" svg:x="10.6cm" svg:y="7.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17.7cm" svg:y="6.5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2cm" svg:x="15.7cm" svg:y="7.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2.7cm" svg:height="2.7cm" svg:x="22.6cm" svg:y="6.5cm">
          <text:p text:style-name="P1"><text:span text:style-name="T1">+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2cm" svg:x="20.6cm" svg:y="7.2cm">
          <text:p/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" draw:layer="layout" svg:width="1.1cm" svg:height="1.2cm" svg:x="3.3cm" svg:y="9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.1cm" svg:height="1.2cm" svg:x="23.401cm" svg:y="4.9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gorz Żur</meta:initial-creator>
    <meta:creation-date>2015-10-02T22:55:33.472878440</meta:creation-date>
    <dc:date>2015-10-02T23:12:54.512685711</dc:date>
    <dc:creator>Grzegorz Żur</dc:creator>
    <meta:editing-duration>PT16M59S</meta:editing-duration>
    <meta:editing-cycles>2</meta:editing-cycles>
    <meta:generator>LibreOffice/4.4.2.2$Linux_X86_64 LibreOffice_project/40m0$Build-2</meta:generator>
    <meta:document-statistic meta:object-count="29"/>
  </office:meta>
</office:document-meta>
</file>